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B2C0000008782165F07CE5EF538.png" manifest:media-type="image/png"/>
  <manifest:file-entry manifest:full-path="Pictures/1000020100000DC50000087714ACEE4D4DE96FEC.png" manifest:media-type="image/png"/>
  <manifest:file-entry manifest:full-path="Pictures/1000020100000B1E0000075D2C7AB210F4FE27D7.png" manifest:media-type="image/png"/>
  <manifest:file-entry manifest:full-path="Pictures/10000000000002F30000015D8E7621DD07FBF315.png" manifest:media-type="image/png"/>
  <manifest:file-entry manifest:full-path="Pictures/100002010000040000000230B2B5FF52AD72826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5" svg:font-family="Lato" style:font-pitch="variable"/>
    <style:font-face style:name="Lato4" svg:font-family="Lato" style:font-adornments="Bold" style:font-pitch="variable"/>
    <style:font-face style:name="Lato2" svg:font-family="Lato" style:font-adornments="Regular" style:font-pitch="variable"/>
    <style:font-face style:name="Lato Light1" svg:font-family="'Lato Light'" style:font-pitch="variable"/>
    <style:font-face style:name="Lato Light" svg:font-family="'Lato Light'" style:font-adornments="Regular" style:font-pitch="variable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Lato3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JP DemiLight" svg:font-family="'Noto Sans CJK JP DemiLight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auto-grow-height="true" draw:auto-grow-width="false" fo:max-height="0cm" fo:min-height="0.6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atalyst_25_20-_25_20Presentation_25_20Template_25_20Feb_25_2020171-title">
      <style:graphic-properties fo:min-height="2.667cm"/>
    </style:style>
    <style:style style:name="pr2" style:family="presentation" style:parent-style-name="Catalyst_25_20-_25_20Presentation_25_20Template_25_20Feb_25_2020171-notes">
      <style:graphic-properties draw:fill-color="#ffffff" draw:auto-grow-height="true" fo:min-height="13.364cm"/>
    </style:style>
    <style:style style:name="pr3" style:family="presentation" style:parent-style-name="Catalyst_25_20-_25_20Presentation_25_20Template_25_20Feb_25_202017-title">
      <style:graphic-properties draw:auto-grow-height="true" fo:min-height="3.506cm"/>
    </style:style>
    <style:style style:name="pr4" style:family="presentation" style:parent-style-name="Catalyst_25_20-_25_20Presentation_25_20Template_25_20Feb_25_202017-outline1">
      <style:graphic-properties fo:min-height="11.93cm"/>
    </style:style>
    <style:style style:name="pr5" style:family="presentation" style:parent-style-name="Catalyst_25_20-_25_20Presentation_25_20Template_25_20Feb_25_202017-notes">
      <style:graphic-properties draw:fill-color="#ffffff" fo:min-height="13.364cm"/>
    </style:style>
    <style:style style:name="pr6" style:family="presentation" style:parent-style-name="Catalyst_25_20-_25_20Presentation_25_20Template_25_20Feb_25_202017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Lato Light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talyst_25_20-_25_20Presentation_25_20Template_25_20Feb_25_2020171" presentation:presentation-page-layout-name="AL1T19">
        <office:forms form:automatic-focus="false" form:apply-design-mode="false"/>
        <draw:frame draw:style-name="gr1" draw:layer="layout" svg:width="17.6cm" svg:height="0.89cm" svg:x="3.4cm" svg:y="8.914cm">
          <draw:text-box>
            <text:p>Presented by Catalyst <text:span text:style-name="T1">//</text:span> Date</text:p>
          </draw:text-box>
        </draw:frame>
        <draw:frame presentation:style-name="pr1" draw:layer="layout" svg:width="14.799cm" svg:height="2.667cm" svg:x="3.4cm" svg:y="5.6cm" presentation:class="titl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placeholder="true" presentation:user-transformed="true">
          <draw:text-box/>
        </draw:frame>
        <draw:frame presentation:style-name="pr4" draw:layer="layout" svg:width="22.4cm" svg:height="12.18cm" svg:x="2.8cm" svg:y="5.2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>
          <draw:text-box>
            <text:p>About Catalyst</text:p>
          </draw:text-box>
        </draw:frame>
        <draw:frame draw:style-name="gr3" draw:text-style-name="P2" draw:layer="layout" svg:width="23.4cm" svg:height="14.384cm" svg:x="2.3cm" svg:y="4.216cm">
          <draw:image xlink:href="Pictures/1000020100000DC50000087714ACEE4D4DE96F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 presentation:user-transformed="true">
          <draw:text-box>
            <text:p>Catalyst Clients</text:p>
          </draw:text-box>
        </draw:frame>
        <draw:frame draw:style-name="gr3" draw:text-style-name="P2" draw:layer="layout" svg:width="22.2cm" svg:height="12.14cm" svg:x="2.9cm" svg:y="5.26cm">
          <draw:image xlink:href="Pictures/100002010000040000000230B2B5FF52AD7282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Open Source Technologies</text:p>
          </draw:text-box>
        </draw:frame>
        <draw:frame draw:style-name="gr4" draw:text-style-name="P2" draw:layer="layout" svg:width="22.4cm" svg:height="10.353cm" svg:x="2.8cm" svg:y="6.113cm" presentation:class="graphic">
          <draw:image xlink:href="Pictures/10000000000002F30000015D8E7621DD07FBF3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5" svg:font-family="Lato" style:font-pitch="variable"/>
    <style:font-face style:name="Lato4" svg:font-family="Lato" style:font-adornments="Bold" style:font-pitch="variable"/>
    <style:font-face style:name="Lato2" svg:font-family="Lato" style:font-adornments="Regular" style:font-pitch="variable"/>
    <style:font-face style:name="Lato Light1" svg:font-family="'Lato Light'" style:font-pitch="variable"/>
    <style:font-face style:name="Lato Light" svg:font-family="'Lato Light'" style:font-adornments="Regular" style:font-pitch="variable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Lato3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JP DemiLight" svg:font-family="'Noto Sans CJK JP DemiLight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font-size="15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atalyst_25_20-_25_20Presentation_25_20Template_25_20Feb_25_202017-background" style:display-name="Catalyst%20-%20Presentation%20Template%20Feb%202017-background" style:family="presentation">
      <style:graphic-properties draw:stroke="none" draw:fill="none"/>
      <style:text-properties style:letter-kerning="true"/>
    </style:style>
    <style:style style:name="Catalyst_25_20-_25_20Presentation_25_20Template_25_20Feb_25_202017-backgroundobjects" style:display-name="Catalyst%20-%20Presentation%20Template%20Feb%2020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talyst_25_20-_25_20Presentation_25_20Template_25_20Feb_25_202017-notes" style:display-name="Catalyst%20-%20Presentation%20Template%20Feb%20201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-outline1" style:display-name="Catalyst%20-%20Presentation%20Template%20Feb%202017-outline1" style:family="presentation">
      <style:graphic-properties draw:stroke="none" draw:fill="none" draw:auto-grow-height="false" draw:fit-to-size="shrink-to-fit">
        <text:list-style style:name="Catalyst_25_20-_25_20Presentation_25_20Template_25_20Feb_25_202017-outline1" style:display-name="Catalyst%20-%20Presentation%20Template%20Feb%2020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line-height="15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-outline2" style:display-name="Catalyst%20-%20Presentation%20Template%20Feb%202017-outline2" style:family="presentation" style:parent-style-name="Catalyst_25_20-_25_20Presentation_25_20Template_25_20Feb_25_202017-outline1">
      <style:paragraph-properties fo:margin-top="0cm" fo:margin-bottom="0.4cm"/>
      <style:text-properties fo:font-size="20pt" fo:font-weight="normal" style:font-size-asian="28pt" style:font-size-complex="28pt"/>
    </style:style>
    <style:style style:name="Catalyst_25_20-_25_20Presentation_25_20Template_25_20Feb_25_202017-outline3" style:display-name="Catalyst%20-%20Presentation%20Template%20Feb%202017-outline3" style:family="presentation" style:parent-style-name="Catalyst_25_20-_25_20Presentation_25_20Template_25_20Feb_25_202017-outline2">
      <style:paragraph-properties fo:margin-top="0cm" fo:margin-bottom="0.3cm"/>
      <style:text-properties fo:font-size="20pt" fo:font-style="normal" style:font-size-asian="24pt" style:font-size-complex="24pt"/>
    </style:style>
    <style:style style:name="Catalyst_25_20-_25_20Presentation_25_20Template_25_20Feb_25_202017-outline4" style:display-name="Catalyst%20-%20Presentation%20Template%20Feb%202017-outline4" style:family="presentation" style:parent-style-name="Catalyst_25_20-_25_20Presentation_25_20Template_25_20Feb_25_202017-outline3">
      <style:paragraph-properties fo:margin-top="0cm" fo:margin-bottom="0.2cm"/>
      <style:text-properties fo:font-size="20pt" style:font-size-asian="20pt" style:font-size-complex="20pt"/>
    </style:style>
    <style:style style:name="Catalyst_25_20-_25_20Presentation_25_20Template_25_20Feb_25_202017-outline5" style:display-name="Catalyst%20-%20Presentation%20Template%20Feb%202017-outline5" style:family="presentation" style:parent-style-name="Catalyst_25_20-_25_20Presentation_25_20Template_25_20Feb_25_202017-outline4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outline6" style:display-name="Catalyst%20-%20Presentation%20Template%20Feb%202017-outline6" style:family="presentation" style:parent-style-name="Catalyst_25_20-_25_20Presentation_25_20Template_25_20Feb_25_202017-outline5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outline7" style:display-name="Catalyst%20-%20Presentation%20Template%20Feb%202017-outline7" style:family="presentation" style:parent-style-name="Catalyst_25_20-_25_20Presentation_25_20Template_25_20Feb_25_202017-outline6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outline8" style:display-name="Catalyst%20-%20Presentation%20Template%20Feb%202017-outline8" style:family="presentation" style:parent-style-name="Catalyst_25_20-_25_20Presentation_25_20Template_25_20Feb_25_202017-outline7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outline9" style:display-name="Catalyst%20-%20Presentation%20Template%20Feb%202017-outline9" style:family="presentation" style:parent-style-name="Catalyst_25_20-_25_20Presentation_25_20Template_25_20Feb_25_202017-outline8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subtitle" style:display-name="Catalyst%20-%20Presentation%20Template%20Feb%202017-subtitle" style:family="presentation">
      <style:graphic-properties draw:stroke="none" draw:fill="none" draw:textarea-vertical-align="middle">
        <text:list-style style:name="Catalyst_25_20-_25_20Presentation_25_20Template_25_20Feb_25_202017-subtitle" style:display-name="Catalyst%20-%20Presentation%20Template%20Feb%20201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-title" style:display-name="Catalyst%20-%20Presentation%20Template%20Feb%202017-title" style:family="presentation">
      <style:graphic-properties draw:stroke="none" draw:fill="none" draw:textarea-vertical-align="middle">
        <text:list-style style:name="Catalyst_25_20-_25_20Presentation_25_20Template_25_20Feb_25_202017-title" style:display-name="Catalyst%20-%20Presentation%20Template%20Feb%20201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b2025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1-background" style:display-name="Catalyst%20-%20Presentation%20Template%20Feb%2020171-background" style:family="presentation">
      <style:graphic-properties draw:stroke="none" draw:fill="none"/>
      <style:text-properties style:letter-kerning="true"/>
    </style:style>
    <style:style style:name="Catalyst_25_20-_25_20Presentation_25_20Template_25_20Feb_25_2020171-backgroundobjects" style:display-name="Catalyst%20-%20Presentation%20Template%20Feb%202017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talyst_25_20-_25_20Presentation_25_20Template_25_20Feb_25_2020171-notes" style:display-name="Catalyst%20-%20Presentation%20Template%20Feb%202017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1-outline1" style:display-name="Catalyst%20-%20Presentation%20Template%20Feb%2020171-outline1" style:family="presentation">
      <style:graphic-properties draw:stroke="none" draw:fill="none" draw:auto-grow-height="false" draw:fit-to-size="shrink-to-fit">
        <text:list-style style:name="Catalyst_25_20-_25_20Presentation_25_20Template_25_20Feb_25_2020171-outline1" style:display-name="Catalyst%20-%20Presentation%20Template%20Feb%202017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9cm" fo:text-indent="0cm"/>
      <style:text-properties style:use-window-font-color="true" style:text-outline="false" style:text-line-through-style="none" style:text-line-through-type="none" style:font-name="Lato5" fo:font-family="Lato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1-outline2" style:display-name="Catalyst%20-%20Presentation%20Template%20Feb%2020171-outline2" style:family="presentation" style:parent-style-name="Catalyst_25_20-_25_20Presentation_25_20Template_25_20Feb_25_2020171-outline1">
      <style:paragraph-properties fo:margin-top="0cm" fo:margin-bottom="0.4cm"/>
      <style:text-properties fo:font-size="28pt" style:font-size-asian="28pt" style:font-size-complex="28pt"/>
    </style:style>
    <style:style style:name="Catalyst_25_20-_25_20Presentation_25_20Template_25_20Feb_25_2020171-outline3" style:display-name="Catalyst%20-%20Presentation%20Template%20Feb%2020171-outline3" style:family="presentation" style:parent-style-name="Catalyst_25_20-_25_20Presentation_25_20Template_25_20Feb_25_2020171-outline2">
      <style:paragraph-properties fo:margin-top="0cm" fo:margin-bottom="0.3cm"/>
      <style:text-properties fo:font-size="24pt" style:font-size-asian="24pt" style:font-size-complex="24pt"/>
    </style:style>
    <style:style style:name="Catalyst_25_20-_25_20Presentation_25_20Template_25_20Feb_25_2020171-outline4" style:display-name="Catalyst%20-%20Presentation%20Template%20Feb%2020171-outline4" style:family="presentation" style:parent-style-name="Catalyst_25_20-_25_20Presentation_25_20Template_25_20Feb_25_2020171-outline3">
      <style:paragraph-properties fo:margin-top="0cm" fo:margin-bottom="0.2cm"/>
      <style:text-properties fo:font-size="20pt" style:font-size-asian="20pt" style:font-size-complex="20pt"/>
    </style:style>
    <style:style style:name="Catalyst_25_20-_25_20Presentation_25_20Template_25_20Feb_25_2020171-outline5" style:display-name="Catalyst%20-%20Presentation%20Template%20Feb%2020171-outline5" style:family="presentation" style:parent-style-name="Catalyst_25_20-_25_20Presentation_25_20Template_25_20Feb_25_2020171-outline4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outline6" style:display-name="Catalyst%20-%20Presentation%20Template%20Feb%2020171-outline6" style:family="presentation" style:parent-style-name="Catalyst_25_20-_25_20Presentation_25_20Template_25_20Feb_25_2020171-outline5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outline7" style:display-name="Catalyst%20-%20Presentation%20Template%20Feb%2020171-outline7" style:family="presentation" style:parent-style-name="Catalyst_25_20-_25_20Presentation_25_20Template_25_20Feb_25_2020171-outline6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outline8" style:display-name="Catalyst%20-%20Presentation%20Template%20Feb%2020171-outline8" style:family="presentation" style:parent-style-name="Catalyst_25_20-_25_20Presentation_25_20Template_25_20Feb_25_2020171-outline7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outline9" style:display-name="Catalyst%20-%20Presentation%20Template%20Feb%2020171-outline9" style:family="presentation" style:parent-style-name="Catalyst_25_20-_25_20Presentation_25_20Template_25_20Feb_25_2020171-outline8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subtitle" style:display-name="Catalyst%20-%20Presentation%20Template%20Feb%2020171-subtitle" style:family="presentation">
      <style:graphic-properties draw:stroke="none" draw:fill="none" draw:textarea-vertical-align="middle">
        <text:list-style style:name="Catalyst_25_20-_25_20Presentation_25_20Template_25_20Feb_25_2020171-subtitle" style:display-name="Catalyst%20-%20Presentation%20Template%20Feb%202017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1-title" style:display-name="Catalyst%20-%20Presentation%20Template%20Feb%2020171-title" style:family="presentation">
      <style:graphic-properties draw:stroke="none" draw:fill="none" draw:textarea-horizontal-align="left" draw:textarea-vertical-align="bottom">
        <text:list-style style:name="Catalyst_25_20-_25_20Presentation_25_20Template_25_20Feb_25_2020171-title" style:display-name="Catalyst%20-%20Presentation%20Template%20Feb%202017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8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atalyst_25_20-_25_20Presentation_25_20Template_25_20Feb_25_202017-backgroundobjects">
      <style:graphic-properties draw:stroke="none" draw:fill="none" draw:fill-color="#ffffff" draw:auto-grow-height="false" fo:min-height="1.449cm"/>
    </style:style>
    <style:style style:name="Mpr2" style:family="presentation" style:parent-style-name="Catalyst_25_20-_25_20Presentation_25_20Template_25_20Feb_25_202017-backgroundobjects">
      <style:graphic-properties draw:stroke="none" draw:fill="none" draw:fill-color="#ffffff" draw:auto-grow-height="false" fo:min-height="1.201cm"/>
    </style:style>
    <style:style style:name="Mpr3" style:family="presentation" style:parent-style-name="Catalyst_25_20-_25_20Presentation_25_20Template_25_20Feb_25_202017-backgroundobjects">
      <style:graphic-properties draw:stroke="none" draw:fill="none" draw:fill-color="#ffffff" draw:auto-grow-height="false" fo:min-height="1.485cm"/>
    </style:style>
    <style:style style:name="Mpr4" style:family="presentation" style:parent-style-name="Catalyst_25_20-_25_20Presentation_25_20Template_25_20Feb_25_202017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atalyst_25_20-_25_20Presentation_25_20Template_25_20Feb_25_2020171-backgroundobjects">
      <style:graphic-properties draw:stroke="none" draw:fill="none" draw:fill-color="#ffffff" draw:auto-grow-height="false" fo:min-height="1.449cm"/>
    </style:style>
    <style:style style:name="Mpr6" style:family="presentation" style:parent-style-name="Catalyst_25_20-_25_20Presentation_25_20Template_25_20Feb_25_2020171-backgroundobjects">
      <style:graphic-properties draw:stroke="none" draw:fill="none" draw:fill-color="#ffffff" draw:auto-grow-height="false" fo:min-height="1.485cm"/>
    </style:style>
    <style:style style:name="Mpr7" style:family="presentation" style:parent-style-name="Catalyst_25_20-_25_20Presentation_25_20Template_25_20Feb_25_202017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atalyst_25_20-_25_20Presentation_25_20Template_25_20Feb_25_202017" style:display-name="Catalyst%20-%20Presentation%20Template%20Feb%202017" style:page-layout-name="PM1" draw:style-name="Mdp1">
      <draw:frame presentation:style-name="Catalyst_25_20-_25_20Presentation_25_20Template_25_20Feb_25_202017-title" draw:layer="backgroundobjects" svg:width="22.4cm" svg:height="3.506cm" svg:x="2.8cm" svg:y="1.537cm" presentation:class="title" presentation:placeholder="true">
        <draw:text-box/>
      </draw:frame>
      <draw:frame presentation:style-name="Catalyst_25_20-_25_20Presentation_25_20Template_25_20Feb_25_202017-outline1" draw:layer="backgroundobjects" svg:width="22.4cm" svg:height="12.18cm" svg:x="2.8cm" svg:y="5.2cm" presentation:class="outline" presentation:placeholder="true">
        <draw:text-box/>
      </draw:frame>
      <draw:frame presentation:style-name="Mpr1" draw:text-style-name="MP2" draw:layer="backgroundobjects" svg:width="7.2cm" svg:height="0.8cm" svg:x="1.6cm" svg:y="20.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2cm" svg:x="20.076cm" svg:y="19.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9cm" svg:height="1.32cm" svg:x="0.001cm" svg:y="18.68cm">
        <draw:image xlink:href="Pictures/1000020100000B2C0000008782165F07CE5EF538.png" xlink:type="simple" xlink:show="embed" xlink:actuate="onLoad">
          <text:p/>
        </draw:image>
      </draw:frame>
      <presentation:notes style:page-layout-name="PM0">
        <draw:page-thumbnail presentation:style-name="Catalyst_25_20-_25_20Presentation_25_20Template_25_20Feb_25_202017-title" draw:layer="backgroundobjects" svg:width="14.848cm" svg:height="11.136cm" svg:x="3.075cm" svg:y="2.257cm" presentation:class="page"/>
        <draw:frame presentation:style-name="Catalyst_25_20-_25_20Presentation_25_20Template_25_20Feb_25_202017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talyst_25_20-_25_20Presentation_25_20Template_25_20Feb_25_2020171" style:display-name="Catalyst%20-%20Presentation%20Template%20Feb%2020171" style:page-layout-name="PM1" draw:style-name="Mdp1">
      <draw:frame draw:style-name="Mgr3" draw:text-style-name="MP7" draw:layer="backgroundobjects" svg:width="28.084cm" svg:height="18.6cm" svg:x="-0.042cm" svg:y="1.2cm">
        <draw:image xlink:href="Pictures/1000020100000B1E0000075D2C7AB210F4FE27D7.png" xlink:type="simple" xlink:show="embed" xlink:actuate="onLoad">
          <text:p/>
        </draw:image>
      </draw:frame>
      <draw:frame presentation:style-name="Catalyst_25_20-_25_20Presentation_25_20Template_25_20Feb_25_2020171-title" draw:layer="backgroundobjects" svg:width="14.799cm" svg:height="4cm" svg:x="3.444cm" svg:y="5cm" presentation:class="title" presentation:placeholder="true">
        <draw:text-box/>
      </draw:frame>
      <draw:frame presentation:style-name="Catalyst_25_20-_25_20Presentation_25_20Template_25_20Feb_25_2020171-outline1" draw:layer="backgroundobjects" svg:width="14.8cm" svg:height="12.18cm" svg:x="3.444cm" svg:y="9.621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atalyst_25_20-_25_20Presentation_25_20Template_25_20Feb_25_2020171-title" draw:layer="backgroundobjects" svg:width="14.848cm" svg:height="11.136cm" svg:x="3.075cm" svg:y="2.257cm" presentation:class="page"/>
        <draw:frame presentation:style-name="Catalyst_25_20-_25_20Presentation_25_20Template_25_20Feb_25_202017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21:38:25.427913471</meta:creation-date>
    <meta:generator>LibreOffice/5.2.5.1$Linux_X86_64 LibreOffice_project/20m0$Build-1</meta:generator>
    <meta:editing-duration>P0D</meta:editing-duration>
    <meta:editing-cycles>1</meta:editing-cycles>
    <dc:title>Catalyst new template</dc:title>
    <meta:document-statistic meta:object-count="54"/>
  </office:meta>
</office:document-meta>
</file>